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aa8" officeooo:paragraph-rsid="00070aa8"/>
    </style:style>
    <style:style style:name="P2" style:family="paragraph" style:parent-style-name="Standard">
      <style:text-properties fo:font-size="10pt" officeooo:rsid="00070aa8" officeooo:paragraph-rsid="00070aa8" style:font-size-asian="10pt" style:font-size-complex="10pt"/>
    </style:style>
    <style:style style:name="P3" style:family="paragraph" style:parent-style-name="Standard">
      <style:text-properties fo:font-size="10pt" fo:font-style="normal" fo:font-weight="normal" officeooo:rsid="00070aa8" officeooo:paragraph-rsid="00070aa8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/>
      <text:p text:style-name="P2">1- a. Le nombre de spectateurs N ayant assisté à une représentation payante en 2017 dans le cadre d’un festival correspond au rapport des recettes totales sur le prix moyen d’un billet. Donc, N vaut :</text:p>
      <text:p text:style-name="P2">N = 191 000 000 / 27</text:p>
      <text:p text:style-name="P2">=&gt; <text:span text:style-name="T1">N <text:s/>= 7 074 074 spectateurs.</text:span></text:p>
      <text:p text:style-name="P1"><text:span text:style-name="T1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ivière André </meta:initial-creator>
    <meta:creation-date>2020-11-13T12:54:28.126000000</meta:creation-date>
    <meta:generator>LibreOffice/6.4.6.2$Windows_X86_64 LibreOffice_project/0ce51a4fd21bff07a5c061082cc82c5ed232f115</meta:generator>
    <dc:date>2020-11-13T13:00:48.874000000</dc:date>
    <dc:creator>Rivière André </dc:creator>
    <meta:editing-duration>PT6M20S</meta:editing-duration>
    <meta:editing-cycles>2</meta:editing-cycles>
    <meta:document-statistic meta:table-count="0" meta:image-count="0" meta:object-count="0" meta:page-count="1" meta:paragraph-count="4" meta:word-count="53" meta:character-count="262" meta:non-whitespace-character-count="212"/>
  </office:meta>
</office:document-meta>
</file>